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SessionFactoryBuilder.setMultiTenantConnectionProvider( MultiTenantConnectionProvider multiTenantConnection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SessionFactoryBuilder.setEntityTypeFilters( TypeFilter ... entityTypeFil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tstrapSessionFactoryInvocationHandler.BootstrapSessionFactoryInvocationHandler( AsyncTaskExecutor bootstrap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SessionFactoryBuilder.LocalSessionFactoryBuilder( @ Nullable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SessionFactoryBuilder.scanPackages( String ... packagesToScan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">
            <text:p text:style-name="Table_20_Contents">3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BootstrapSessionFactoryInvocationHandler.invoke( Object proxy , Method method , Object [ ] arg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ocalSessionFactoryBuilder.LocalSessionFactoryBuilder( @ Nullable DataSource dataSource ,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SessionFactoryBuilder.setCacheRegionFactory( RegionFactory cacheReg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SessionFactoryBuilder.setJtaTransactionManager( Object jtaTransactionManag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LocalSessionFactoryBuilder.matchesEntityTypeFilter( MetadataReader reader , MetadataReaderFactory readerFacto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calSessionFactoryBuilder.buildSessionFactory( AsyncTaskExecutor bootstrapExecu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SessionFactoryBuilder.LocalSessionFactoryBuilder( @ Nullable DataSource dataSource , ResourceLoader resource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tstrapSessionFactoryInvocationHandler.getSessionFactor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ocalSessionFactoryBuilder.addAnnotatedClasses( Class &lt; ? &gt; ... annotatedClass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SessionFactoryBuilder.addPackages( String ... annotatedPackag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SessionFactoryBuilder.setCurrentTenantIdentifierResolver( CurrentTenantIdentifierResolver currentTenantIdentifier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SessionFactoryBuilder.LocalSessionFactoryBuilder( @ Nullable DataSource dataSource , ResourceLoader resourceLoader , MetadataSources metadataSourc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calSessionFactoryBuilder.setBeanContainer( ConfigurableListable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